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493in" style:rel-column-width="503*"/>
    </style:style>
    <style:style style:name="Table1.B" style:family="table-column">
      <style:table-column-properties style:column-width="0.5625in" style:rel-column-width="810*"/>
    </style:style>
    <style:style style:name="Table1.C" style:family="table-column">
      <style:table-column-properties style:column-width="1.3125in" style:rel-column-width="1890*"/>
    </style:style>
    <style:style style:name="Table1.D" style:family="table-column">
      <style:table-column-properties style:column-width="4.4681in" style:rel-column-width="6434*"/>
    </style:style>
    <style:style style:name="Table1.1" style:family="table-row">
      <style:table-row-properties fo:background-color="#808080" fo:keep-together="always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fo:keep-together="always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0.5pt solid #000000" fo:border-top="none" fo:border-bottom="0.5pt solid #000000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D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11" style:family="table-row">
      <style:table-row-properties fo:keep-together="always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D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12" style:family="table-row">
      <style:table-row-properties fo:keep-together="always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D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1.041in"/>
    </style:style>
    <style:style style:name="Table1.A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none" fo:border-top="none" fo:border-bottom="0.5pt solid #000000"/>
    </style:style>
    <style:style style:name="Table1.D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fo:padding="0.0382in" fo:border-left="0.5pt solid #000000" fo:border-right="none" fo:border-top="none" fo:border-bottom="0.5pt solid #000000"/>
    </style:style>
    <style:style style:name="Table1.B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none" fo:border-top="none" fo:border-bottom="0.5pt solid #000000"/>
    </style:style>
    <style:style style:name="Table1.D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fo:padding="0.0382in" fo:border-left="0.5pt solid #000000" fo:border-right="none" fo:border-top="none" fo:border-bottom="0.5pt solid #000000"/>
    </style:style>
    <style:style style:name="Table1.B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none" fo:border-top="none" fo:border-bottom="0.5pt solid #000000"/>
    </style:style>
    <style:style style:name="Table1.D1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7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B17" style:family="table-cell">
      <style:table-cell-properties fo:padding="0.0382in" fo:border-left="0.5pt solid #000000" fo:border-right="none" fo:border-top="none" fo:border-bottom="0.5pt solid #000000"/>
    </style:style>
    <style:style style:name="Table1.C17" style:family="table-cell">
      <style:table-cell-properties fo:padding="0.0382in" fo:border-left="0.5pt solid #000000" fo:border-right="none" fo:border-top="none" fo:border-bottom="0.5pt solid #000000"/>
    </style:style>
    <style:style style:name="Table1.D1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 style:master-page-name="MP0">
      <style:paragraph-properties style:page-number="auto" fo:break-before="page"/>
      <style:text-properties officeooo:rsid="00141ba8" officeooo:paragraph-rsid="00141ba8"/>
    </style:style>
    <style:style style:name="P2" style:family="paragraph" style:parent-style-name="Normal">
      <style:text-properties officeooo:rsid="00158dc8" officeooo:paragraph-rsid="00158dc8"/>
    </style:style>
    <style:style style:name="P3" style:family="paragraph" style:parent-style-name="Normal">
      <style:text-properties officeooo:paragraph-rsid="00158dc8"/>
    </style:style>
    <style:style style:name="P4" style:family="paragraph" style:parent-style-name="Normal">
      <style:paragraph-properties fo:padding-left="0in" fo:padding-right="0in" fo:padding-top="0in" fo:padding-bottom="0.0138in" fo:border-left="none" fo:border-right="none" fo:border-top="none" fo:border-bottom="0.74pt solid #000000" style:shadow="non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4e066" officeooo:paragraph-rsid="0014e06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1ba8" officeooo:paragraph-rsid="00141ba8" style:font-weight-asian="bold" style:font-weight-complex="bold"/>
    </style:style>
    <style:style style:name="P7" style:family="paragraph" style:parent-style-name="Table_20_Contents">
      <style:text-properties fo:font-weight="bold" officeooo:rsid="00141ba8" officeooo:paragraph-rsid="00141ba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41ba8" officeooo:paragraph-rsid="00141ba8"/>
    </style:style>
    <style:style style:name="P9" style:family="paragraph" style:parent-style-name="Table_20_Contents">
      <style:text-properties officeooo:rsid="00141ba8" officeooo:paragraph-rsid="00141ba8"/>
    </style:style>
    <style:style style:name="P10" style:family="paragraph" style:parent-style-name="Table_20_Contents">
      <style:paragraph-properties fo:text-align="center" style:justify-single-word="false"/>
      <style:text-properties officeooo:rsid="00141ba8" officeooo:paragraph-rsid="00158dc8"/>
    </style:style>
    <style:style style:name="P11" style:family="paragraph" style:parent-style-name="Table_20_Contents">
      <style:text-properties fo:font-weight="bold" officeooo:rsid="00141ba8" officeooo:paragraph-rsid="00149fb8" style:font-weight-asian="bold" style:font-weight-complex="bold"/>
    </style:style>
    <style:style style:name="P12" style:family="paragraph" style:parent-style-name="Table_20_Contents">
      <style:text-properties officeooo:rsid="00149fb8" officeooo:paragraph-rsid="00149fb8"/>
    </style:style>
    <style:style style:name="P13" style:family="paragraph" style:parent-style-name="Table_20_Contents">
      <style:text-properties fo:font-weight="bold" officeooo:rsid="00149fb8" officeooo:paragraph-rsid="00149fb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58dc8" officeooo:paragraph-rsid="00158dc8"/>
    </style:style>
    <style:style style:name="P15" style:family="paragraph" style:parent-style-name="Table_20_Contents">
      <style:text-properties fo:font-weight="bold" officeooo:rsid="00149fb8" officeooo:paragraph-rsid="0014e066" style:font-weight-asian="bold" style:font-weight-complex="bold"/>
    </style:style>
    <style:style style:name="P16" style:family="paragraph" style:parent-style-name="Table_20_Contents">
      <style:text-properties fo:font-weight="bold" officeooo:rsid="0014e066" officeooo:paragraph-rsid="0014e06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 fo:hyphenation-ladder-count="no-limit" fo:hyphenation-keep="auto" loext:hyphenation-keep-type="column"/>
      <style:text-properties officeooo:rsid="00158dc8" officeooo:paragraph-rsid="00158dc8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able_20_Contents">
      <style:text-properties officeooo:rsid="0014e066" officeooo:paragraph-rsid="0014e066"/>
    </style:style>
    <style:style style:name="P19" style:family="paragraph" style:parent-style-name="Table_20_Contents">
      <style:text-properties officeooo:rsid="0014e066" officeooo:paragraph-rsid="00158dc8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16dcf1" officeooo:paragraph-rsid="0016dcf1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officeooo:rsid="0016dcf1" officeooo:paragraph-rsid="0016dcf1"/>
    </style:style>
    <style:style style:name="P22" style:family="paragraph" style:parent-style-name="Table_20_Contents">
      <style:paragraph-properties fo:text-align="center" style:justify-single-word="false"/>
      <style:text-properties officeooo:rsid="0016dcf1" officeooo:paragraph-rsid="0016dcf1"/>
    </style:style>
    <style:style style:name="T1" style:family="text">
      <style:text-properties officeooo:rsid="00141ba8"/>
    </style:style>
    <style:style style:name="T2" style:family="text">
      <style:text-properties officeooo:rsid="00158dc8"/>
    </style:style>
    <style:style style:name="T3" style:family="text">
      <style:text-properties officeooo:rsid="0016dcf1"/>
    </style:style>
    <style:style style:name="T4" style:family="text">
      <style:text-properties officeooo:rsid="00149fb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9fb8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4e066"/>
    </style:style>
    <style:style style:name="T9" style:family="text">
      <style:text-properties fo:font-weight="normal" officeooo:rsid="0014e066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urdesem brood (vlgns Marina/Jetty)</text:p>
      <text:p text:style-name="Normal">1 <text:span text:style-name="T1">starter (zie ook het ‘Zuurdesem starter’ recept)</text:span></text:p>
      <text:p text:style-name="Normal"/>
      <text:p text:style-name="P2">15 g tarwemeel (voeden).</text:p>
      <text:p text:style-name="P2">15 g roggemeel (voeden).</text:p>
      <text:p text:style-name="P2">500 g meel (bijv. tarwemeel – maak het niet te zwaar (mix tarwemeel met bloem)).</text:p>
      <text:p text:style-name="P2">10 g zout.</text:p>
      <text:p text:style-name="P2"/>
      <text:p text:style-name="P3"><text:span text:style-name="T2">water (zie </text:span><text:span text:style-name="T3">bij ‘benodigdheden) in de verschillende </text:span><text:span text:style-name="T2">stappen.</text:span></text:p>
      <text:p text:style-name="P4"/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Tijd</text:p>
            </table:table-cell>
            <table:table-cell table:style-name="Table1.A1" office:value-type="string">
              <text:p text:style-name="P7">Benodigdheden</text:p>
            </table:table-cell>
            <table:table-cell table:style-name="Table1.D1" office:value-type="string">
              <text:p text:style-name="P7">Activiteit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>0</text:p>
          </table:table-cell>
          <table:table-cell table:style-name="Table1.B2" office:value-type="string">
            <text:p text:style-name="P8">07.<text:span text:style-name="T2">30</text:span></text:p>
          </table:table-cell>
          <table:table-cell table:style-name="Table1.C2" office:value-type="string">
            <text:p text:style-name="P9">Starter</text:p>
          </table:table-cell>
          <table:table-cell table:style-name="Table1.D2" office:value-type="string">
            <text:p text:style-name="P9">- Haal <text:span text:style-name="T4">de pot met de </text:span>starter uit koelkast zodat hij op temperatuur kan komen.</text:p>
          </table:table-cell>
        </table:table-row>
        <table:table-row table:style-name="Table1.2">
          <table:table-cell table:style-name="Table1.A2" office:value-type="string">
            <text:p text:style-name="P8">1</text:p>
          </table:table-cell>
          <table:table-cell table:style-name="Table1.B3" office:value-type="string">
            <text:p text:style-name="P10">0<text:span text:style-name="T2">8</text:span>.00</text:p>
          </table:table-cell>
          <table:table-cell table:style-name="Table1.C3" office:value-type="string">
            <text:p text:style-name="P9">15 g tarwemeel</text:p>
            <text:p text:style-name="P9">15 g roggemeel</text:p>
            <text:p text:style-name="P9">30 g water</text:p>
          </table:table-cell>
          <table:table-cell table:style-name="Table1.D3" office:value-type="string">
            <text:p text:style-name="P11">Voeden<text:span text:style-name="T5">. </text:span></text:p>
            <text:p text:style-name="P11"><text:span text:style-name="T5">- Meng het meel en water met de starter.</text:span></text:p>
            <text:p text:style-name="P11"><text:span text:style-name="T6">- Doe het deksel niet helemaal dicht zodat het kan ademen.</text:span><text:span text:style-name="T5"><text:line-break/>- 4 uur wachten </text:span><text:span text:style-name="T6">(buiten de koelkast)</text:span><text:span text:style-name="T5">.</text:span></text:p>
          </table:table-cell>
        </table:table-row>
        <table:table-row table:style-name="Table1.2">
          <table:table-cell table:style-name="Table1.A2" office:value-type="string">
            <text:p text:style-name="P8">2</text:p>
          </table:table-cell>
          <table:table-cell table:style-name="Table1.B4" office:value-type="string">
            <text:p text:style-name="P8"><text:span text:style-name="T2">12</text:span>.00</text:p>
          </table:table-cell>
          <table:table-cell table:style-name="Table1.C4" office:value-type="string">
            <text:p text:style-name="P12">500 g meel </text:p>
            <text:p text:style-name="P12">325 ml water</text:p>
          </table:table-cell>
          <table:table-cell table:style-name="Table1.D4" office:value-type="string">
            <text:p text:style-name="P13">Meel en water mengen<text:span text:style-name="T5">.<text:line-break/>Meel is bijvoorbeeld volkoren tarwemeel (meng daar wat tarwebloem doorheen omdat alleen meel te zwaar wordt).</text:span></text:p>
            <text:p text:style-name="P13"><text:span text:style-name="T5">- Meng de meel en het water (met de hand), maar kneed het niet.</text:span></text:p>
            <text:p text:style-name="P13"><text:span text:style-name="T5">- 30 min. (afgedekt) laten rusten.</text:span></text:p>
          </table:table-cell>
        </table:table-row>
        <table:table-row table:style-name="Table1.2">
          <table:table-cell table:style-name="Table1.A2" office:value-type="string">
            <text:p text:style-name="P8">3</text:p>
          </table:table-cell>
          <table:table-cell table:style-name="Table1.B5" office:value-type="string">
            <text:p text:style-name="P8">12.<text:span text:style-name="T2">30</text:span></text:p>
          </table:table-cell>
          <table:table-cell table:style-name="Table1.C5" office:value-type="string">
            <text:p text:style-name="P12">10 g zout</text:p>
            <text:p text:style-name="P12">50 g Starter (uit de pot scheppen)</text:p>
          </table:table-cell>
          <table:table-cell table:style-name="Table1.D5" office:value-type="string">
            <text:p text:style-name="P12"><text:span text:style-name="T7">Starter toevoegen</text:span>.</text:p>
            <text:p text:style-name="P12">- Los zout in heel klein beetje water op.</text:p>
            <text:p text:style-name="P12">- Meng het meelmengsel van de vorige stap met de starter en het (opgeloste) zout (niet kneden).</text:p>
            <text:p text:style-name="P12">- 15 min. (afgedekt) laten rusten.</text:p>
          </table:table-cell>
        </table:table-row>
        <table:table-row table:style-name="Table1.2">
          <table:table-cell table:style-name="Table1.A2" office:value-type="string">
            <text:p text:style-name="P8">4</text:p>
          </table:table-cell>
          <table:table-cell table:style-name="Table1.B6" office:value-type="string">
            <text:p text:style-name="P8">12.<text:span text:style-name="T2">5</text:span>0</text:p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P13">Rekken en vouwen <text:span text:style-name="T8">(1)</text:span><text:span text:style-name="T5">.</text:span></text:p>
            <text:p text:style-name="P13"><text:span text:style-name="T5">- rek en vouw het deeg totdat er scheurtjes in komen.</text:span></text:p>
            <text:p text:style-name="P13"><text:span text:style-name="T5">- 15 min. rusten</text:span></text:p>
          </table:table-cell>
        </table:table-row>
        <table:table-row table:style-name="Table1.2">
          <table:table-cell table:style-name="Table1.A2" office:value-type="string">
            <text:p text:style-name="P8">5</text:p>
          </table:table-cell>
          <table:table-cell table:style-name="Table1.B7" office:value-type="string">
            <text:p text:style-name="P8"><text:span text:style-name="T2">13.10</text:span></text:p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P13">Rekken en vouwen <text:span text:style-name="T8">(2)</text:span><text:span text:style-name="T5">.</text:span></text:p>
            <text:p text:style-name="P13"><text:span text:style-name="T5">- rek en vouw het deeg totdat er scheurtjes in komen.</text:span></text:p>
            <text:p text:style-name="P13"><text:span text:style-name="T5">- 30 min. rusten</text:span></text:p>
          </table:table-cell>
        </table:table-row>
        <table:table-row table:style-name="Table1.2">
          <table:table-cell table:style-name="Table1.A2" office:value-type="string">
            <text:p text:style-name="P8">6</text:p>
          </table:table-cell>
          <table:table-cell table:style-name="Table1.B8" office:value-type="string">
            <text:p text:style-name="P14">13.45</text:p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P13">Rekken en vouwen <text:span text:style-name="T8">(3)</text:span><text:span text:style-name="T5">.</text:span></text:p>
            <text:p text:style-name="P13"><text:span text:style-name="T5">- rek en vouw het deeg totdat er scheurtjes in komen.</text:span></text:p>
            <text:p text:style-name="P13"><text:span text:style-name="T5">- 30 min. rusten</text:span></text:p>
          </table:table-cell>
        </table:table-row>
        <table:table-row table:style-name="Table1.2">
          <table:table-cell table:style-name="Table1.A2" office:value-type="string">
            <text:p text:style-name="P8">7</text:p>
          </table:table-cell>
          <table:table-cell table:style-name="Table1.B9" office:value-type="string">
            <text:p text:style-name="P14">14.20</text:p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P15">Rekken en vouwen <text:span text:style-name="T8">(4)</text:span><text:span text:style-name="T5">.</text:span></text:p>
            <text:p text:style-name="P15"><text:span text:style-name="T5">- rek en vouw het deeg totdat er scheurtjes in komen.</text:span></text:p>
            <text:p text:style-name="P15"><text:span text:style-name="T5">- 30 min. rusten</text:span></text:p>
          </table:table-cell>
        </table:table-row>
        <table:table-row table:style-name="Table1.2">
          <table:table-cell table:style-name="Table1.A2" office:value-type="string">
            <text:p text:style-name="P8">8</text:p>
          </table:table-cell>
          <table:table-cell table:style-name="Table1.B10" office:value-type="string">
            <text:p text:style-name="P14">14.55</text:p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P16">Rijzen<text:span text:style-name="T5">.</text:span></text:p>
            <text:p text:style-name="P15"><text:span text:style-name="T5">- rek en vouw het deeg <text:s/></text:span><text:span text:style-name="T9">nogmaals, </text:span><text:span text:style-name="T5">totdat er scheurtjes in komen.</text:span></text:p>
            <text:p text:style-name="P15"><text:span text:style-name="T5">- </text:span><text:span text:style-name="T9">4 uur (afgedekt) laten rijzen.</text:span></text:p>
          </table:table-cell>
        </table:table-row>
        <text:soft-page-break/>
        <table:table-row table:style-name="Table1.2">
          <table:table-cell table:style-name="Table1.A11" office:value-type="string">
            <text:p text:style-name="P17">9</text:p>
          </table:table-cell>
          <table:table-cell table:style-name="Table1.B11" office:value-type="string">
            <text:p text:style-name="P8"><text:span text:style-name="T2">19</text:span>.00</text:p>
          </table:table-cell>
          <table:table-cell table:style-name="Table1.C11" office:value-type="string">
            <text:p text:style-name="Table_20_Contents"/>
          </table:table-cell>
          <table:table-cell table:style-name="Table1.D11" office:value-type="string">
            <text:p text:style-name="P18"><text:span text:style-name="T7">Voorvormen</text:span>.</text:p>
            <text:p text:style-name="P18">- Deeg neerleggen.</text:p>
            <text:p text:style-name="P18">- Links over rechts, rechts over links.</text:p>
            <text:p text:style-name="P18">- Voorzichtig oprollen.</text:p>
            <text:p text:style-name="P18">- Schaal over deeg heen zetten.</text:p>
            <text:p text:style-name="P18">- 30 min. rusten</text:p>
          </table:table-cell>
        </table:table-row>
        <table:table-row table:style-name="Table1.2">
          <table:table-cell table:style-name="Table1.A2" office:value-type="string">
            <text:p text:style-name="P8">10</text:p>
          </table:table-cell>
          <table:table-cell table:style-name="Table1.B12" office:value-type="string">
            <text:p text:style-name="P14">19.35</text:p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P18"><text:span text:style-name="T7">Vormen</text:span>.</text:p>
            <text:p text:style-name="P19">- Deeg neerleggen.</text:p>
            <text:p text:style-name="P19">- Links over rechts, rechts over links.</text:p>
            <text:p text:style-name="P19">- Voorzichtig oprollen.</text:p>
            <text:p text:style-name="P19">- <text:span text:style-name="T2">In een rijsmandje (of zoiets) doen.</text:span></text:p>
            <text:p text:style-name="P19">- <text:span text:style-name="T2">Afdekken en in de koelkast zetten.</text:span></text:p>
            <text:p text:style-name="P19">- <text:span text:style-name="T2">12 uur wachten (‘overnachten’).</text:span></text:p>
          </table:table-cell>
        </table:table-row>
        <table:table-row table:style-name="Table1.13">
          <table:table-cell table:style-name="Table1.A13" table:number-columns-spanned="4" office:value-type="string">
            <text:p text:style-name="P20">Nu lekker gaan slapen, en ’s morgens vroeg gezond weer op.</text:p>
          </table:table-cell>
          <table:covered-table-cell/>
          <table:covered-table-cell/>
          <table:covered-table-cell/>
        </table:table-row>
        <table:table-row>
          <table:table-cell table:style-name="Table1.A14" office:value-type="string">
            <text:p text:style-name="P8">11<text:span text:style-name="T3">a</text:span></text:p>
          </table:table-cell>
          <table:table-cell table:style-name="Table1.B14" office:value-type="string">
            <text:p text:style-name="P8">07.<text:span text:style-name="T2">00</text:span></text:p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1"><text:span text:style-name="T7">Bakken</text:span>.</text:p>
            <text:p text:style-name="P21">- Oven voorverwarmen op 230 graden.</text:p>
            <text:p text:style-name="P21">- Brood uit mandje en insnijden (da’s belangrijk!).</text:p>
            <text:p text:style-name="P21">- 20 min. bakken met stoom.</text:p>
          </table:table-cell>
        </table:table-row>
        <table:table-row>
          <table:table-cell table:style-name="Table1.A15" office:value-type="string">
            <text:p text:style-name="P22">11b</text:p>
          </table:table-cell>
          <table:table-cell table:style-name="Table1.B15" office:value-type="string">
            <text:p text:style-name="P22">plm. 07.30</text:p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P21">- 20 min. bakken zonder stoom.</text:p>
          </table:table-cell>
        </table:table-row>
        <table:table-row>
          <table:table-cell table:style-name="Table1.A16" office:value-type="string">
            <text:p text:style-name="P22">11c</text:p>
          </table:table-cell>
          <table:table-cell table:style-name="Table1.B16" office:value-type="string">
            <text:p text:style-name="P22">Plm. 07.50</text:p>
          </table:table-cell>
          <table:table-cell table:style-name="Table1.C16" office:value-type="string">
            <text:p text:style-name="Table_20_Contents"/>
          </table:table-cell>
          <table:table-cell table:style-name="Table1.D16" office:value-type="string">
            <text:p text:style-name="P21">- uit de oven halen en op rooster leggen.<text:line-break/>- Tenminste 1 uur laten afkoelen.</text:p>
          </table:table-cell>
        </table:table-row>
        <table:table-row>
          <table:table-cell table:style-name="Table1.A17" office:value-type="float" office:value="12">
            <text:p text:style-name="P22">12</text:p>
          </table:table-cell>
          <table:table-cell table:style-name="Table1.B17" office:value-type="string">
            <text:p text:style-name="P22">09.00</text:p>
          </table:table-cell>
          <table:table-cell table:style-name="Table1.C17" office:value-type="string">
            <text:p text:style-name="Table_20_Contents"/>
          </table:table-cell>
          <table:table-cell table:style-name="Table1.D17" office:value-type="string">
            <text:p text:style-name="P21"><text:span text:style-name="T7">Smullen maar</text:span>!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style:font-name-asian="Lucida Sans Unicode" style:font-size-asian="12pt" style:language-asian="nl" style:country-asian="N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Lucida Sans Unicode" style:font-size-asian="12pt" style:language-asian="nl" style:country-asian="N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 fo:hyphenation-keep="auto" loext:hyphenation-keep-type="column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keep-together="always" fo:hyphenation-ladder-count="no-limit" fo:hyphenation-keep="auto" loext:hyphenation-keep-type="column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1965in" fo:hyphenation-ladder-count="no-limit" fo:hyphenation-keep="auto" loext:hyphenation-keep-type="column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hyphenation-ladder-count="no-limit" fo:hyphenation-keep="auto" loext:hyphenation-keep-type="column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4f81bd" loext:opacity="100%" style:font-name="Cambria" fo:font-family="Cambria" style:font-family-generic="roman" style:font-pitch="variable" fo:letter-spacing="0.0102in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letter-spacing="0.0102in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 number:style="long"/>
      <number:text>.</number:text>
      <number:minutes number:style="long"/>
    </number:time-style>
    <number:time-style style:name="N30114" number:language="nl" number:country="NL">
      <number:hours number:style="long"/>
      <number:text>.</number:text>
      <number:minutes number:style="long"/>
    </number:time-style>
    <number:currency-style style:name="N30115P0" style:volatile="true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0115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0115P0"/>
    </number:currency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initial-creator>R J</meta:initial-creator>
    <meta:creation-date>2014-01-15T21:03:00Z</meta:creation-date>
    <dc:date>2025-01-22T12:36:00.045000000</dc:date>
    <meta:print-date>2014-01-15T21:03:00Z</meta:print-date>
    <meta:editing-cycles>5</meta:editing-cycles>
    <meta:editing-duration>PT29M20S</meta:editing-duration>
    <meta:document-statistic meta:table-count="1" meta:image-count="0" meta:object-count="0" meta:page-count="2" meta:paragraph-count="95" meta:word-count="430" meta:character-count="2256" meta:non-whitespace-character-count="1917"/>
    <meta:user-defined meta:name="Docear4Word_StyleTitle">Springer LNCS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" xlink:href="Normal.dotm"/>
  </office:meta>
</office:document-meta>
</file>